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D00000148A38A6C7EEF89ADDF.png" manifest:media-type="image/png"/>
  <manifest:file-entry manifest:full-path="Pictures/10000201000002EA000002B04CC1F13895604D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c46c0" officeooo:paragraph-rsid="001c46c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c46c0" officeooo:paragraph-rsid="001c46c0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#09</text:p>
      <text:p text:style-name="P2">Syed Ali johar jaffri</text:p>
      <text:p text:style-name="P2">fa17bece0013</text:p>
      <text:p text:style-name="P2"/>
      <text:p text:style-name="P2">Task_1 ;</text:p>
      <text:p text:style-name="P2"/>
      <text:p text:style-name="P2"><draw:frame draw:style-name="fr1" draw:name="Image1" text:anchor-type="paragraph" svg:width="6.9252in" svg:height="6.0272in" draw:z-index="0"><draw:image xlink:href="Pictures/10000201000002EA000002B04CC1F13895604D08.png" xlink:type="simple" xlink:show="embed" xlink:actuate="onLoad" loext:mime-type="image/png"/></draw:frame></text:p>
      <text:p text:style-name="P2"><draw:frame draw:style-name="fr1" draw:name="Image2" text:anchor-type="paragraph" svg:width="6.6354in" svg:height="3.4165in" draw:z-index="1"><draw:image xlink:href="Pictures/100002010000027D00000148A38A6C7EEF89ADDF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10:14.847868241</meta:creation-date>
    <dc:date>2019-11-25T11:23:54.189688618</dc:date>
    <meta:editing-duration>PT2M2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" meta:word-count="9" meta:character-count="50" meta:non-whitespace-character-count="45"/>
  </office:meta>
</office:document-meta>
</file>